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890d3" officeooo:paragraph-rsid="002890d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U3L6 German <text:tab/><text:tab/><text:tab/><text:tab/><text:tab/><text:tab/><text:tab/><text:tab/><text:tab/><text:tab/></text:span><text:span text:style-name="Emphasis"><text:span text:style-name="T2">ß ä ë ï ö ü</text:span></text:span> </text:p>
      <text:p text:style-name="P2"/>
      <text:p text:style-name="P2"/>
      <text:p text:style-name="P3">Vocabulary</text:p>
      <text:p text:style-name="P3"/>
      <text:p text:style-name="P3"><text:tab/>die Limo<text:tab/><text:span text:style-name="T1">soda</text:span></text:p>
      <text:p text:style-name="P3"><text:tab/>die Milch<text:tab/><text:span text:style-name="T1">milk</text:span></text:p>
      <text:p text:style-name="P3"><text:tab/>der Saft<text:tab/><text:span text:style-name="T1">juice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5-04T13:54:31.310823853</dc:date>
    <meta:editing-duration>PT1H16M25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1" meta:paragraph-count="6" meta:word-count="19" meta:character-count="90" meta:non-whitespace-character-count="63"/>
  </office:meta>
</office:document-meta>
</file>